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style:font-face style:name="DejaVu Sans Mono" svg:font-family="'DejaVu Sans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ditoría Auditoria Bianual efectuado en Auditores de Tratamiento de Datos, S.L., basada en la disciplina de <text:s text:c="2"/>PRODAT empleando para ello el sistema Cuestionario Básico Auditoría Bienal </text:p>
      <text:p text:style-name="Standard"/>
      <text:p text:style-name="Standard"/>
      <text:p text:style-name="Standard">Fecha de Inicio: 01-06-2010 </text:p>
      <text:p text:style-name="Standard">Fecha de finalización: 01-06-2010</text:p>
      <text:p text:style-name="Standard"/>
      <text:p text:style-name="Standard">Preguntas: </text:p>
      <text:p text:style-name="Standard">¿Se ha realizado modificaciones sustanciales del sistema de información? : se hace la siguiente pregunta </text:p>
      <text:p text:style-name="Standard">¿Ha realizado la Auditoría extraordinaria para verificar la adaptación, adecuación y eficacia de las nuevas medidas de seguridad implantadas? : EVIDENCIA: De la información facilitada por el Responsable de Seguridad se desprende que la organización ha realizado una auditoría con carácter extraordinario para verificar la adaptación, adecuación y eficacia de las nuevas medidas de seguridad implantadas.
DEFICIENCIA: No se aprecian. </text:p>
      <text:p text:style-name="Standard">En el caso en que sea necesario, ¿se han sometido los sistemas de información a la preceptiva auditoría bienal en materia de protección de datos? : <text:span text:style-name="SIGPAC_BOLD">EVIDENCIA</text:span>: El Responsable de seguridad declara que los sistemas de información se han sometido a la precpetiva auditoría bienal en <text:line-break/><text:span text:style-name="MiEstilo">materia de protección de datos</text:span><text:span text:style-name="SIGPAC_ITALIC">DEFICIENCIA</text:span>: No se aprecian. </text:p>
      <text:p text:style-name="Standard">En el caso de que se haya realizado anteriormente alguna auditoría: ¿Ha analizado el informe de auditoría con el fin de adoptar las medidas correctoras adecuadas? : EVIDENCIA: el Responsable de seguridad declara que no puede asegurar si, en su día, analizó el informe de auditoría para adoptar las medidas correctoras necesarias.
DEFICIENCIA: No se ha analizado el informe de auditoría para adoptar las medidas correctoras necesarias.
MEDIDAS CORRECTORAS: El Responsable de Seguridad deberá analizar el informe de auditoría con el fin de adoptar las medidas correctoras adecuadas. </text:p>
      <text:p text:style-name="Standard">¿Se han establecido las medidas técnicas para que únicamente los responsables del sistema informático (responsables, administradores) puedan conceder, alterar o anular el acceso autorizado, según los criterios establecidos por el responsable del fichero? : EVIDENCIA: De la entrevista con el Responsable de seguridad y la visita efectuada a la organización se desprende que se ha dispuesto lo necesario para que sólo el personal autorizado pueda conceder, alterar o anular el acceso autorizado a los datos de carácter personal. 
DEFICIENCIA: No se aprecian. </text:p>
      <text:p text:style-name="Standard">¿Los mecanismos de accesos están configurados para evitar que un usuario pueda acceder a datos o recursos con derechos distintos de los autorizados? : EVIDENCIA: El Responsable de Seguridad indica que la configuración de los sistemas de información implantada por la organización imposibilita el acceso de los usuarios a los datos o recursos con derechos distintos de los autorizados.
DEFICIENCIA: No se aprecian. </text:p>
      <text:p text:style-name="Standard">¿Los accesos de los usuarios están configurados de tal manera que sólo (únicamente) tengan acceso autorizado a aquellos datos y recursos necesarios para el desarrollo de sus funciones? : EVIDENCIA: El Responsable de Seguridad asegura que los usuarios solo tienen acceso a los datos o recursos necesarios para el desarrollo de sus funciones. DEFICIENCIA: No se aprecian. </text:p>
      <text:p text:style-name="Standard">¿Se han establecido las medidas oportunas para que únicamente el personal autorizado en el Documento de Seguridad acceda a los locales donde están ubicados los equipos que dan soporte al sistema de información? : EVIDENCIA: Se ha evidenciado que la organización ha establecido las medidas oportunas para que los locales dónde están ubicados los equipos que dan soportes al sistema de información solo sean accesibles al personal autorizado en el Documento de Seguridad.
DEFICIENCIA: No se aprecian. </text:p>
      <text:p text:style-name="Standard">En el caso en que haya sido necesario, ¿se han establecido los controles periódicos para verificar el cumplimiento de lo establecido en el documento de seguridad? : EVIDENCIA: Se han establecido los controles periódicos por parte de la Responsable de Seguridad y no ha sido necesario modificarlos.
DEFICIENCIAS: No se aprecian. </text:p>
      <text:p text:style-name="Standard">¿Se efectúan los controles periódicos definidos en el DS? : EVIDENCIA: El Responsable de Seguridad asegura que se realizan los  controles periódicos definidos en el Documento de Seguridad.
DEFICIENCIAS: No se aprecian. </text:p>
      <text:p text:style-name="Standard">¿Ha verificado semestralmente la correcta definición, funcionamiento y aplicación de los procedimientos de realización de copias de respaldo y recuperación de datos? : EVIDENCIA: De las declaraciones del Responsable de Seguridad se extrae que la organización revisa semestralmente la correcta definición, funcionamiento y aplicación de los procedimientos de realización de copias de respaldo y recuperación de datos.
DEFICIENCIA: No se aprecian. </text:p>
      <text:p text:style-name="Standard">¿Se están realizando las copias con la periodicidad establecida en el Documento de seguridad? : EVIDENCIA: el Responsable de Seguridad declara que las copias de seguridad se están realizando con la periodicidad estipulada en el Documento de Seguridad. 
DEFICIENCIA: No se aprecian. </text:p>
      <text:p text:style-name="Standard">¿Los procedimientos de copias de respaldo y recuperación de los datos están correctamente definidos? : EVIDENCIA: El Responsable de Seguridad asegura que los procedimientos de copias de respaldo y de recuperación de los datos están correctamente definidos.
DEFICIENCIA: No se aprecian. </text:p>
      <text:p text:style-name="Standard">¿Los procedimientos de copias de respaldo y recuperación de los datos son correctamente aplicados? : EVIDENCIA: El Responsable de Seguridad asegura que los procedimientos de copias de respaldo y de recuperación de los datos son correctamente aplicados.
DEFICIENCIA: No se aprecian. </text:p>
      <text:p text:style-name="Standard">¿Los procedimientos de copias de respaldo y recuperación de los datos permiten su reconstrucción en el estado en el que se encontraban al producirse la pérdida o destrucción? : EVIDENCIA: El Responsable de Seguridad asegura que los procedimientos de copias de respaldo y de recuperación de los datos permiten su reconstrucción en el estado en el que se encontraban al producirse la pérdida o destrucción.
DEFICIENCIA: No se aprecian. </text:p>
      <text:p text:style-name="Standard">¿Conserva una copia de respaldo y de los procedimientos de recuperación de los datos en un lugar distinto a aquél donde estén los equipos informáticos que los tratan? : EVIDENCIA: De la entrevista con el Responsable de seguridad se desprende que se conserva una copia de respaldo y de recuperación de los datos en un lugar distinto de aquél donde se ubican los equipos que los tratan.
DEFICIENCIA: No se aprecian. </text:p>
      <text:p text:style-name="Standard">¿Se han documentado las funciones y obligaciones del personal? : EVIDENCIA: Se ha podido comprobar que las funciones y obligaciones del personal se hallan documentadas en el Documento de Seguridad.
DEFICIENCIA: No se aprecian. </text:p>
      <text:p text:style-name="Standard">¿Se han definido, o modificado en su caso, las funciones y obligaciones del personal? : EVIDENCIA: El Responsable de Seguridad declara que las funciones y obligaciones del personal se hallan definidas en el Documento de Seguridad.
DEFICIENCIA: No se aprecian. </text:p>
      <text:p text:style-name="Standard">¿Todos los usuarios han suscrito el alta con sus funciones y obligaciones? : EVIDENCIA: El Responsable de Seguridad asegura que todos los usuarios han suscrito su alta como usuario del sistema de información con indicación de sus funciones y obligaciones.
DEFICIENCIA: No se aprecian </text:p>
      <text:p text:style-name="Standard">¿Todos los Responsable/s de Seguridad ha/n suscrito su alta de Responsable/s de Seguridad? : EVIDENCIA: Se ha podido comprobar que el Responsable de Seguridad ha suscrito su correspondiente alta como Responsable de Seguridad.
DEFICIENCIA: No se aprecian </text:p>
      <text:p text:style-name="Standard"> : <text:span text:style-name="SIGPAC_BOLD">EVIDENCIA</text:span>: Se ha podido comprobar que las recuperaciones de datos han sido debidamente autorizadas.
<text:span text:style-name="SIGPAC_BOLD">DEFICIENCIA</text:span>: No se apreci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MiEstilo" style:family="text" style:parent-style-name="User_20_Entry">
      <style:text-properties fo:color="#000080" fo:font-size="14pt" fo:font-style="oblique" fo:font-weight="bold" fo:background-color="#ffff00" style:font-size-asian="10.5pt"/>
    </style:style>
    <style:style style:name="User_20_Entry" style:display-name="User Entry" style:family="text">
      <style:text-properties style:font-name="DejaVu Sans Mono" style:font-name-asian="DejaVu Sans Mono" style:font-name-complex="DejaVu Sans Mono"/>
    </style:style>
    <style:style style:name="SIGPAC_5f_BOLD" style:display-name="SIGPAC_BOLD" style:family="text" style:parent-style-name="Line_20_numbering">
      <style:text-properties fo:font-size="14pt" fo:font-weight="bold" style:font-size-asian="10.5pt"/>
    </style:style>
    <style:style style:name="Line_20_numbering" style:display-name="Line numbering" style:family="text"/>
    <style:style style:name="SIGPAC_5f_ITALIC" style:display-name="SIGPAC_ITALIC" style:family="text" style:parent-style-name="Drop_20_Caps">
      <style:text-properties fo:font-size="14pt" fo:font-style="italic" style:font-size-asian="10.5pt"/>
    </style:style>
    <style:style style:name="Drop_20_Caps" style:display-name="Drop Cap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rodriguez </meta:initial-creator>
    <meta:creation-date>2010-06-04T11:21:19</meta:creation-date>
    <dc:date>2010-06-30T19:02:47</dc:date>
    <meta:editing-duration>PT00H08M05S</meta:editing-duration>
    <meta:editing-cycles>4</meta:editing-cycles>
    <meta:generator>OpenOffice.org/3.1$Unix OpenOffice.org_project/310m19$Build-9420</meta:generator>
    <dc:creator>Joe Bordes</dc:creator>
    <meta:document-statistic meta:table-count="0" meta:image-count="0" meta:object-count="0" meta:page-count="1" meta:paragraph-count="15" meta:word-count="52" meta:character-count="542"/>
  </office:meta>
</office:document-meta>
</file>